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style:writing-mode="lr-tb"/>
      <style:text-properties fo:language="en" fo:country="US"/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Standard" style:list-style-name="L2">
      <style:text-properties fo:language="en" fo:country="US"/>
    </style:style>
    <style:style style:name="P7" style:family="paragraph" style:parent-style-name="Standard">
      <style:paragraph-properties style:writing-mode="lr-tb"/>
      <style:text-properties fo:language="en" fo:country="US"/>
    </style:style>
    <style:style style:name="P8" style:family="paragraph" style:parent-style-name="Standard" style:list-style-name="L1">
      <style:paragraph-properties style:writing-mode="lr-tb"/>
      <style:text-properties fo:language="en" fo:country="US"/>
    </style:style>
    <style:style style:name="P9" style:family="paragraph" style:parent-style-name="Standard" style:list-style-name="L3">
      <style:paragraph-properties style:writing-mode="lr-tb"/>
      <style:text-properties fo:language="en" fo:country="US"/>
    </style:style>
    <style:style style:name="P10" style:family="paragraph" style:parent-style-name="Standard" style:list-style-name="L5">
      <style:paragraph-properties style:writing-mode="lr-tb"/>
      <style:text-properties fo:language="en" fo:country="US"/>
    </style:style>
    <style:style style:name="P11" style:family="paragraph" style:parent-style-name="Standard" style:list-style-name="L6">
      <style:paragraph-properties style:writing-mode="lr-tb"/>
      <style:text-properties fo:language="en" fo:country="US"/>
    </style:style>
    <style:style style:name="P12" style:family="paragraph" style:parent-style-name="Standard" style:list-style-name="L7">
      <style:paragraph-properties style:writing-mode="lr-tb"/>
      <style:text-properties fo:language="en" fo:country="US"/>
    </style:style>
    <style:style style:name="P13" style:family="paragraph" style:parent-style-name="Standard" style:list-style-name="L8">
      <style:paragraph-properties style:writing-mode="lr-tb"/>
      <style:text-properties fo:language="en" fo:country="US"/>
    </style:style>
    <style:style style:name="P14" style:family="paragraph" style:parent-style-name="Standard" style:list-style-name="L9">
      <style:paragraph-properties style:writing-mode="lr-tb"/>
      <style:text-properties fo:language="en" fo:country="US"/>
    </style:style>
    <style:style style:name="P15" style:family="paragraph" style:parent-style-name="Heading_20_2">
      <style:text-properties fo:language="en" fo:country="US"/>
    </style:style>
    <style:style style:name="P16" style:family="paragraph" style:parent-style-name="Text_20_body" style:list-style-name="L4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eswitch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Contents</text:p>
          </text:index-title>
          <text:p text:style-name="P4">Description<text:tab/>1</text:p>
          <text:p text:style-name="P4">Screens<text:tab/>1</text:p>
          <text:p text:style-name="P4">Main menu<text:tab/>1</text:p>
          <text:p text:style-name="P4">Game screen<text:tab/>1</text:p>
          <text:p text:style-name="P4">Settings screen<text:tab/>2</text:p>
          <text:p text:style-name="P4">Credits screen<text:tab/>2</text:p>
          <text:p text:style-name="P4">Basic gameplay loop<text:tab/>2</text:p>
          <text:p text:style-name="P4">Constants<text:tab/>2</text:p>
          <text:p text:style-name="P4">Variables<text:tab/>2</text:p>
          <text:p text:style-name="P4">Traffic<text:tab/>2</text:p>
          <text:p text:style-name="P4">To Do<text:tab/>2</text:p>
        </text:index-body>
      </text:table-of-content>
      <text:p text:style-name="P1"/>
      <text:p text:style-name="P1"/>
      <text:h text:style-name="Heading_20_2" text:outline-level="2">Description</text:h>
      <text:p text:style-name="P1"/>
      <text:p text:style-name="P1">A car drives down the highway, dodging traffic. Every dodged car increases score. The speed rises constantly.</text:p>
      <text:p text:style-name="P1"/>
      <text:h text:style-name="Heading_20_2" text:outline-level="2">Screens</text:h>
      <text:p text:style-name="P1"/>
      <text:list xml:id="list7065854896238973423" text:style-name="L1">
        <text:list-item>
          <text:p text:style-name="P5">Main menu</text:p>
        </text:list-item>
      </text:list>
      <text:list xml:id="list6678641894153458226" text:style-name="L2">
        <text:list-item>
          <text:p text:style-name="P6">Game screen</text:p>
        </text:list-item>
        <text:list-item>
          <text:p text:style-name="P6">Help screen</text:p>
        </text:list-item>
        <text:list-item>
          <text:p text:style-name="P6">Settings screen</text:p>
        </text:list-item>
        <text:list-item>
          <text:p text:style-name="P6">Credits screen</text:p>
        </text:list-item>
      </text:list>
      <text:p text:style-name="P3"/>
      <text:h text:style-name="Heading_20_2" text:outline-level="2">Main menu</text:h>
      <text:p text:style-name="P3"/>
      <text:list xml:id="list36353075" text:continue-list="list7065854896238973423" text:style-name="L1">
        <text:list-item>
          <text:p text:style-name="P5">Game title</text:p>
        </text:list-item>
        <text:list-item>
          <text:p text:style-name="P5">“Play” button</text:p>
        </text:list-item>
        <text:list-item>
          <text:p text:style-name="P8">“Quit” button</text:p>
        </text:list-item>
      </text:list>
      <text:p text:style-name="P3"/>
      <text:h text:style-name="Heading_20_2" text:outline-level="2">Game screen</text:h>
      <text:p text:style-name="P3"/>
      <text:list xml:id="list4557590174376602463" text:style-name="L3">
        <text:list-item>
          <text:p text:style-name="P9">Highway (3 lanes)</text:p>
        </text:list-item>
        <text:list-item>
          <text:p text:style-name="P9">Car (at the top)</text:p>
        </text:list-item>
        <text:list-item>
          <text:p text:style-name="P9">Traffic cars</text:p>
        </text:list-item>
        <text:list-item>
          <text:p text:style-name="P9">Speed label</text:p>
        </text:list-item>
        <text:list-item>
          <text:p text:style-name="P9">Score label</text:p>
        </text:list-item>
      </text:list>
      <text:p text:style-name="P3"><text:soft-page-break/></text:p>
      <text:h text:style-name="P15" text:outline-level="2">Help Screen</text:h>
      <text:list xml:id="list666909538015717393" text:style-name="L4">
        <text:list-item>
          <text:p text:style-name="P16">Rules label</text:p>
        </text:list-item>
        <text:list-item>
          <text:p text:style-name="P16">“Back” button</text:p>
        </text:list-item>
      </text:list>
      <text:h text:style-name="Heading_20_2" text:outline-level="2">Settings screen</text:h>
      <text:p text:style-name="P3"/>
      <text:list xml:id="list180539471724313494" text:style-name="L5">
        <text:list-item>
          <text:p text:style-name="P10">“Back” button</text:p>
        </text:list-item>
      </text:list>
      <text:p text:style-name="P3"/>
      <text:h text:style-name="Heading_20_2" text:outline-level="2">Credits screen</text:h>
      <text:p text:style-name="P3"/>
      <text:list xml:id="list1933771183733217997" text:style-name="L6">
        <text:list-item>
          <text:p text:style-name="P11">Label with credits</text:p>
        </text:list-item>
        <text:list-item>
          <text:p text:style-name="P11">“Back button”</text:p>
        </text:list-item>
      </text:list>
      <text:p text:style-name="P3"/>
      <text:h text:style-name="Heading_20_2" text:outline-level="2">Game over popup</text:h>
      <text:p text:style-name="P3"/>
      <text:list xml:id="list4381875605236478153" text:style-name="L7">
        <text:list-item>
          <text:p text:style-name="P12">“Game over” label</text:p>
        </text:list-item>
        <text:list-item>
          <text:p text:style-name="P12">Score label</text:p>
        </text:list-item>
        <text:list-item>
          <text:p text:style-name="P12">“Restart” button</text:p>
        </text:list-item>
        <text:list-item>
          <text:p text:style-name="P12">“Main menu” button</text:p>
        </text:list-item>
        <text:list-item>
          <text:p text:style-name="P12">“Quit” button</text:p>
        </text:list-item>
      </text:list>
      <text:p text:style-name="P3"/>
      <text:h text:style-name="Heading_20_2" text:outline-level="2">Basic gameplay loop</text:h>
      <text:p text:style-name="P3"/>
      <text:list xml:id="list3568797740021207643" text:style-name="L8">
        <text:list-item>
          <text:p text:style-name="P13">Highway, on which there are traffic cars, scrolls up with speed <text:span text:style-name="T1">speed</text:span>.</text:p>
        </text:list-item>
        <text:list-item>
          <text:p text:style-name="P13">As soon as traffic cars scroll from view, they are replaced by others on new stretches of the road.</text:p>
        </text:list-item>
        <text:list-item>
          <text:p text:style-name="P13">Player starts on center lane and can switch lanes.</text:p>
        </text:list-item>
        <text:list-item>
          <text:p text:style-name="P13">If player collides with another car, the game is over.</text:p>
        </text:list-item>
        <text:list-item>
          <text:p text:style-name="P13">Each passed car increases score.</text:p>
        </text:list-item>
        <text:list-item>
          <text:p text:style-name="P13">Every <text:span text:style-name="T1">cars_for_speed_increase</text:span> cars, the score increases by <text:span text:style-name="T1">speed_delta</text:span> points.</text:p>
        </text:list-item>
      </text:list>
      <text:p text:style-name="P3"/>
      <text:h text:style-name="P15" text:outline-level="2">Constants</text:h>
      <text:p text:style-name="P3"><text:span text:style-name="T1">speed_delta</text:span> <text:s/>- speed increase</text:p>
      <text:p text:style-name="P3"><text:span text:style-name="T1">cars_for_speed_increase</text:span> – number of cars for speed increase</text:p>
      <text:p text:style-name="P3"><text:span text:style-name="T1">lane_offsets[3]</text:span> – x coordinates for each lane</text:p>
      <text:h text:style-name="Heading_20_2" text:outline-level="2">Variables</text:h>
      <text:p text:style-name="P3"><text:span text:style-name="T1">speed</text:span> – speed</text:p>
      <text:p text:style-name="P3"/>
      <text:h text:style-name="Heading_20_2" text:outline-level="2"><text:soft-page-break/>Traffic</text:h>
      <text:p text:style-name="P3"/>
      <text:p text:style-name="P3">A traffic car randomly selects its frame. </text:p>
      <text:p text:style-name="P3">The car starts off screen (<text:span text:style-name="T1">y</text:span> = 600+58, <text:span text:style-name="T1">lane</text:span> is selected randomly).</text:p>
      <text:p text:style-name="P3">The car moves up the highway at the <text:span text:style-name="T1">speed</text:span>.</text:p>
      <text:p text:style-name="P3">When the car moves off screen, it frees itself.</text:p>
      <text:p text:style-name="P3"/>
      <text:h text:style-name="Heading_20_2" text:outline-level="2">To Do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8T13:42:56.79</meta:creation-date>
    <dc:date>2021-09-10T16:13:49</dc:date>
    <meta:editing-duration>PT3H32M13S</meta:editing-duration>
    <meta:editing-cycles>46</meta:editing-cycles>
    <meta:generator>OpenOffice/4.1.7$Win32 OpenOffice.org_project/417m1$Build-9800</meta:generator>
    <meta:document-statistic meta:table-count="0" meta:image-count="0" meta:object-count="0" meta:page-count="3" meta:paragraph-count="64" meta:word-count="284" meta:character-count="1468"/>
  </office:meta>
</office:document-meta>
</file>